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d5d9" officeooo:paragraph-rsid="000ed5d9"/>
    </style:style>
    <style:style style:name="P2" style:family="paragraph" style:parent-style-name="Text_20_body">
      <style:text-properties officeooo:rsid="001d5af4" officeooo:paragraph-rsid="001d5af4"/>
    </style:style>
    <style:style style:name="P3" style:family="paragraph" style:parent-style-name="Text_20_body">
      <style:text-properties officeooo:rsid="0021d396" officeooo:paragraph-rsid="0021d396"/>
    </style:style>
    <style:style style:name="P4" style:family="paragraph" style:parent-style-name="Text_20_body">
      <style:text-properties officeooo:rsid="0018c6e9" officeooo:paragraph-rsid="0018c6e9"/>
    </style:style>
    <style:style style:name="P5" style:family="paragraph" style:parent-style-name="Text_20_body">
      <style:text-properties officeooo:rsid="0026c490" officeooo:paragraph-rsid="0026c490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18c6e9" officeooo:paragraph-rsid="0018c6e9"/>
    </style:style>
    <style:style style:name="P7" style:family="paragraph" style:parent-style-name="Title">
      <style:text-properties officeooo:rsid="002fce24" officeooo:paragraph-rsid="002fce24"/>
    </style:style>
    <style:style style:name="P8" style:family="paragraph" style:parent-style-name="Heading_20_1">
      <style:text-properties officeooo:rsid="000ed5d9" officeooo:paragraph-rsid="000ed5d9"/>
    </style:style>
    <style:style style:name="P9" style:family="paragraph" style:parent-style-name="Heading_20_1">
      <style:text-properties officeooo:rsid="0013afde" officeooo:paragraph-rsid="0013afde"/>
    </style:style>
    <style:style style:name="P10" style:family="paragraph" style:parent-style-name="Heading_20_1">
      <style:text-properties officeooo:rsid="000e17e7" officeooo:paragraph-rsid="000e17e7"/>
    </style:style>
    <style:style style:name="P11" style:family="paragraph" style:parent-style-name="Heading_20_1">
      <style:text-properties officeooo:rsid="0018c6e9" officeooo:paragraph-rsid="0018c6e9"/>
    </style:style>
    <style:style style:name="P12" style:family="paragraph" style:parent-style-name="Heading_20_1">
      <style:text-properties officeooo:rsid="001d5af4" officeooo:paragraph-rsid="001d5af4"/>
    </style:style>
    <style:style style:name="P13" style:family="paragraph" style:parent-style-name="Heading_20_1">
      <style:text-properties officeooo:rsid="00305828" officeooo:paragraph-rsid="00305828"/>
    </style:style>
    <style:style style:name="P14" style:family="paragraph" style:parent-style-name="Text_20_body">
      <style:text-properties officeooo:rsid="003049a1" officeooo:paragraph-rsid="003049a1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018c6e9" officeooo:paragraph-rsid="0018c6e9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02506b5" officeooo:paragraph-rsid="002506b5"/>
    </style:style>
    <style:style style:name="P17" style:family="paragraph" style:parent-style-name="Text_20_body" style:list-style-name="L2">
      <style:paragraph-properties fo:margin-top="0in" fo:margin-bottom="0in" loext:contextual-spacing="false"/>
      <style:text-properties officeooo:rsid="002506b5" officeooo:paragraph-rsid="002506b5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officeooo:rsid="001a3ee3" officeooo:paragraph-rsid="001a3ee3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3077a7" officeooo:paragraph-rsid="003077a7"/>
    </style:style>
    <style:style style:name="P20" style:family="paragraph" style:parent-style-name="Heading_20_2">
      <style:text-properties officeooo:rsid="0018c6e9" officeooo:paragraph-rsid="0018c6e9"/>
    </style:style>
    <style:style style:name="P21" style:family="paragraph" style:parent-style-name="Heading_20_2">
      <style:text-properties officeooo:rsid="001a3ee3" officeooo:paragraph-rsid="001a3ee3"/>
    </style:style>
    <style:style style:name="T1" style:family="text">
      <style:text-properties officeooo:rsid="001a3ee3"/>
    </style:style>
    <style:style style:name="T2" style:family="text">
      <style:text-properties officeooo:rsid="001f776e"/>
    </style:style>
    <style:style style:name="T3" style:family="text">
      <style:text-properties officeooo:rsid="00244966"/>
    </style:style>
    <style:style style:name="T4" style:family="text">
      <style:text-properties officeooo:rsid="0025180e"/>
    </style:style>
    <style:style style:name="T5" style:family="text">
      <style:text-properties officeooo:rsid="0027dd25"/>
    </style:style>
    <style:style style:name="T6" style:family="text">
      <style:text-properties officeooo:rsid="002c089a"/>
    </style:style>
    <style:style style:name="T7" style:family="text">
      <style:text-properties officeooo:rsid="003058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труктура сетевых пакетов</text:p>
      <text:h text:style-name="P8" text:outline-level="1">Общее</text:h>
      <text:p text:style-name="P14">Описание структуры сетвых пакетов протокола neocore и их полей. <text:span text:style-name="T7">Пакеты инкапсулируют данные различных сетевых уровней.</text:span></text:p>
      <text:h text:style-name="P13" text:outline-level="1">Физический уровень</text:h>
      <text:p text:style-name="P19"/>
      <text:h text:style-name="P8" text:outline-level="1">Прием</text:h>
      <text:p text:style-name="P1">Прием пакета осуществляется с начала временого слота, с временем ожидания до трети длительности слота (3.5 мс).</text:p>
      <text:h text:style-name="P9" text:outline-level="1">Подтверждение приема ACK</text:h>
      <text:p text:style-name="P3">Подтверж<text:span text:style-name="T3">дение принятого пакета происходи при совпадении адресса доставки и целостности контрольной суммы. Передача ACK происходит не поздее 1 мс после приема.</text:span></text:p>
      <text:h text:style-name="P10" text:outline-level="1">Широковещательный пакет</text:h>
      <text:p text:style-name="P4">Широковещательный пакет не требует подтверждения приема.</text:p>
      <text:p text:style-name="P5">Поле DST для пакет 0xFFFFFFFFFFFFFFFF. <text:span text:style-name="T5">SRC = адрес передающего узла.</text:span></text:p>
      <text:h text:style-name="P11" text:outline-level="1">Одноадресный пакет</text:h>
      <text:h text:style-name="P20" text:outline-level="2">Передача</text:h>
      <text:list xml:id="list30643873" text:style-name="L1">
        <text:list-item>
          <text:p text:style-name="P15">Задержка 500 мкс</text:p>
        </text:list-item>
        <text:list-item>
          <text:p text:style-name="P15">Контроль CCA</text:p>
        </text:list-item>
        <text:list-item>
          <text:p text:style-name="P15">Передача пакета <text:span text:style-name="T1">данных</text:span></text:p>
        </text:list-item>
        <text:list-item>
          <text:p text:style-name="P16">Ожидание ACK <text:span text:style-name="T4">(не более 1 мс)</text:span></text:p>
        </text:list-item>
      </text:list>
      <text:p text:style-name="P6"/>
      <text:h text:style-name="P21" text:outline-level="2">Прием</text:h>
      <text:list xml:id="list3992754389" text:style-name="L2">
        <text:list-item>
          <text:p text:style-name="P18">Прием с начала временного слота с ожиданием не более трети слота</text:p>
        </text:list-item>
        <text:list-item>
          <text:p text:style-name="P18">Проверка адресата и CRC</text:p>
        </text:list-item>
        <text:list-item>
          <text:p text:style-name="P17">Предача ACK</text:p>
        </text:list-item>
      </text:list>
      <text:h text:style-name="P12" text:outline-level="1"><text:soft-page-break/>Пакет синхронизации</text:h>
      <text:p text:style-name="P2">Специ<text:span text:style-name="T2">а</text:span>льный тип пакета, относящийся к широковещательным пакетам. Исключением является, то что его поле с временной меткой заполняеться непосредственно перед передач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8:08:28.462163714</meta:creation-date>
    <meta:generator>LibreOffice/6.0.7.3$Linux_X86_64 LibreOffice_project/00m0$Build-3</meta:generator>
    <dc:date>2019-09-26T13:01:43.675181670</dc:date>
    <meta:editing-duration>PT2H4M2S</meta:editing-duration>
    <meta:editing-cycles>32</meta:editing-cycles>
    <meta:document-statistic meta:table-count="0" meta:image-count="0" meta:object-count="0" meta:page-count="2" meta:paragraph-count="23" meta:word-count="144" meta:character-count="1018" meta:non-whitespace-character-count="904"/>
  </office:meta>
</office:document-meta>
</file>